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6000002CE096822CD2508EAD2.png" manifest:media-type="image/png"/>
  <manifest:file-entry manifest:full-path="Pictures/1000020100000155000000B16C3AFF31ED55D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99d" officeooo:paragraph-rsid="0008199d"/>
    </style:style>
    <style:style style:name="P2" style:family="paragraph" style:parent-style-name="Standard">
      <style:text-properties officeooo:rsid="000a0c1f" officeooo:paragraph-rsid="000a0c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552in" svg:height="1.8437in" draw:z-index="0"><draw:image xlink:href="Pictures/1000020100000155000000B16C3AFF31ED55DD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paragraph" svg:x="2.8016in" svg:y="0.4165in" svg:width="4.6791in" svg:height="6.6929in" draw:z-index="1"><draw:image xlink:href="Pictures/10000201000001F6000002CE096822CD2508EAD2.png" xlink:type="simple" xlink:show="embed" xlink:actuate="onLoad" loext:mime-type="image/png"/></draw:frame>1-8 = on off. Rele.. Easy</text:p>
      <text:p text:style-name="P2">7-12 = pot Back</text:p>
      <text:p text:style-name="P2">7-5 = pot Forwar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47:15.960594617</meta:creation-date>
    <dc:date>2018-03-08T10:03:36.241434197</dc:date>
    <meta:editing-duration>PT6M10S</meta:editing-duration>
    <meta:editing-cycles>1</meta:editing-cycles>
    <meta:document-statistic meta:table-count="0" meta:image-count="2" meta:object-count="0" meta:page-count="1" meta:paragraph-count="3" meta:word-count="14" meta:character-count="57" meta:non-whitespace-character-count="46"/>
    <meta:generator>LibreOffice/5.4.5.1$Linux_X86_64 LibreOffice_project/40m0$Build-1</meta:generator>
  </office:meta>
</office:document-meta>
</file>